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55555" draw:fill="solid" draw:fill-color="#ffffff" draw:textarea-horizontal-align="justify" draw:textarea-vertical-align="middle" draw:auto-grow-height="false" fo:min-height="2.417cm" fo:min-width="6.23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31cm" svg:height="2.667cm" svg:x="17.129cm" svg:y="6.08cm">
          <text:p text:style-name="P1">ngin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731cm" svg:height="2.667cm" svg:x="27.67cm" svg:y="3.54cm">
          <text:p text:style-name="P1">spa-applic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731cm" svg:height="2.667cm" svg:x="27.67cm" svg:y="8.62cm">
          <text:p text:style-name="P1">api-applic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8:17:28.717685511</meta:creation-date>
    <dc:date>2022-02-10T18:36:45.604380352</dc:date>
    <meta:editing-duration>PT8M39S</meta:editing-duration>
    <meta:editing-cycles>2</meta:editing-cycles>
    <meta:generator>LibreOffice/7.1.7.2$Linux_X86_64 LibreOffice_project/10$Build-2</meta:generator>
    <meta:document-statistic meta:object-count="3"/>
  </office:meta>
</office:document-meta>
</file>